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Sinhala" svg:font-family="'Noto Sans Sinhala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65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style:font-name="Noto Sans Sinhala"/>
    </style:style>
    <style:style style:name="T2" style:family="text">
      <style:text-properties style:font-name="Noto Sans Sinhala" style:font-name-complex="Noto Sans Sinha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217cm" svg:x="1.4cm" svg:y="0.482cm" presentation:class="title" presentation:user-transformed="true">
          <draw:text-box>
            <text:p>Sinhala Web Fonts <text:span text:style-name="T1">aka </text:span><text:span text:style-name="T2">යුද්දෙට නැති කඩුව කොස් කොටන්ටද</text:span><text:span text:style-name="T2">?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Sinhala" svg:font-family="'Noto Sans Sinhala'" style:font-family-generic="swiss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4:06:52.298647000</meta:creation-date>
    <dc:date>2015-05-12T14:13:42.351697000</dc:date>
    <meta:editing-duration>PT6M12S</meta:editing-duration>
    <meta:editing-cycles>2</meta:editing-cycles>
    <meta:generator>LibreOffice/4.4.2.2$MacOSX_X86_64 LibreOffice_project/c4c7d32d0d49397cad38d62472b0bc8acff48dd6</meta:generator>
    <meta:document-statistic meta:object-count="25"/>
  </office:meta>
</office:document-meta>
</file>